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7660000002CB9691F1D.png" manifest:media-type="image/png"/>
  <manifest:file-entry manifest:full-path="Pictures/1000000000000770000003A6106820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912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3cm" svg:stroke-color="#000000" draw:marker-start-width="0.65cm" draw:marker-end-width="0.65cm" draw:fill="none" draw:textarea-vertical-align="middle" fo:padding-top="0.275cm" fo:padding-bottom="0.275cm" fo:padding-left="0.4cm" fo:padding-right="0.4cm"/>
    </style:style>
    <style:style style:name="gr7" style:family="graphic" style:parent-style-name="objectwithoutfill">
      <style:graphic-properties svg:stroke-width="0.1cm" svg:stroke-color="#00ff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21cm" draw:transform="rotate (1.5707963267949) translate (0cm 11.3cm)">
          <text:p/>
          <draw:enhanced-geometry svg:viewBox="0 0 21600 21600" draw:glue-points="0 0 0 21600 21600 10800" draw:text-areas="0 ?f9 7800 ?f10" draw:mirror-horizontal="false" draw:mirror-vertical="false" draw:type="right-brace" draw:modifiers="205.704490262368 10782.00085710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0.8cm" svg:height="14.6cm" draw:transform="rotate (-1.5707963267949) translate (14.6cm 12.3cm)">
          <text:p/>
          <draw:enhanced-geometry svg:viewBox="0 0 21600 21600" draw:glue-points="0 0 0 21600 21600 10800" draw:text-areas="0 ?f9 7800 ?f10" draw:mirror-horizontal="false" draw:mirror-vertical="false" draw:type="right-brace" draw:modifiers="722.095366017461 10763.734049697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1.6cm" svg:height="1.162cm" svg:x="14.7cm" svg:y="11.938cm">
          <draw:text-box>
            <text:p>w</text:p>
          </draw:text-box>
        </draw:frame>
        <draw:line draw:style-name="gr3" draw:text-style-name="P1" draw:layer="layout" svg:x1="13.8cm" svg:y1="11.8cm" svg:x2="13.8cm" svg:y2="12.1cm">
          <text:p/>
        </draw:line>
        <draw:line draw:style-name="gr3" draw:text-style-name="P1" draw:layer="layout" svg:x1="15.5cm" svg:y1="11.8cm" svg:x2="15.5cm" svg:y2="12.1cm">
          <text:p/>
        </draw:line>
        <draw:frame draw:style-name="gr2" draw:layer="layout" svg:width="1.6cm" svg:height="1.162cm" svg:x="13.7cm" svg:y="11.938cm">
          <draw:text-box>
            <text:p>w</text:p>
          </draw:text-box>
        </draw:frame>
        <draw:frame draw:style-name="gr4" draw:layer="layout" svg:width="1cm" svg:height="0.962cm" svg:x="6.9cm" svg:y="12.8cm">
          <draw:text-box>
            <text:p>c</text:p>
          </draw:text-box>
        </draw:frame>
        <draw:line draw:style-name="gr3" draw:text-style-name="P1" draw:layer="layout" svg:x1="0cm" svg:y1="11.7cm" svg:x2="0cm" svg:y2="12.3cm">
          <text:p/>
        </draw:line>
        <draw:frame draw:style-name="gr5" draw:text-style-name="P1" draw:layer="layout" svg:width="20.999cm" svg:height="10.3cm" svg:x="0cm" svg:y="0cm">
          <draw:image xlink:href="Pictures/1000000000000770000003A6106820D2.png" xlink:type="simple" xlink:show="embed" xlink:actuate="onLoad">
            <text:p/>
          </draw:image>
        </draw:frame>
        <draw:frame draw:style-name="gr5" draw:text-style-name="P1" draw:layer="layout" svg:width="20.999cm" svg:height="0.486cm" svg:x="0cm" svg:y="11.314cm">
          <draw:image xlink:href="Pictures/10000000000007660000002CB9691F1D.png" xlink:type="simple" xlink:show="embed" xlink:actuate="onLoad">
            <text:p/>
          </draw:image>
        </draw:frame>
        <draw:line draw:style-name="gr6" draw:text-style-name="P1" draw:layer="layout" svg:x1="14.7cm" svg:y1="13.3cm" svg:x2="14.7cm" svg:y2="0cm">
          <text:p/>
        </draw:line>
        <draw:line draw:style-name="gr7" draw:text-style-name="P1" draw:layer="layout" svg:x1="14.7cm" svg:y1="13.3cm" svg:x2="14.7cm" svg:y2="0cm">
          <text:p/>
        </draw:line>
        <draw:frame draw:style-name="gr4" draw:layer="layout" svg:width="1cm" svg:height="0.962cm" svg:x="10.1cm" svg:y="10.138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Marinov</meta:initial-creator>
    <meta:creation-date>2014-06-07T16:40:29</meta:creation-date>
    <dc:date>2014-06-07T17:07:09</dc:date>
    <dc:creator>Martin Marinov</dc:creator>
    <meta:editing-duration>PT11M20S</meta:editing-duration>
    <meta:editing-cycles>2</meta:editing-cycles>
    <meta:generator>LibreOffice/3.5$Linux_X86_64 LibreOffice_project/350m1$Build-2</meta:generator>
    <meta:document-statistic meta:object-count="13"/>
  </office:meta>
</office:document-meta>
</file>